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6.59cm"/>
    </style:style>
    <style:style style:name="co15" style:family="table-column">
      <style:table-column-properties fo:break-before="auto" style:column-width="3.785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33% 58%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33% 58%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33% 58%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9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10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1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style-asian="normal" style:font-style-complex="normal" style:text-emphasize="none" style:font-relief="none" fo:font-size="10pt" style:text-position="33% 58%" style:font-weight-asian="bold" style:font-weight-complex="bold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14" style:family="text">
      <style:text-properties fo:font-weight="bold" style:text-position="33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9" office:value-type="string" calcext:value-type="string">
            <text:p><text:span text:style-name="T8">PART</text:span><text:span text:style-name="T9">0</text:span> </text:p>
          </table:table-cell>
          <table:table-cell table:number-columns-repeated="63"/>
        </table:table-row>
        <table:table-row table:style-name="ro1">
          <table:table-cell table:style-name="ce9" office:value-type="string" calcext:value-type="string">
            <text:p><text:span text:style-name="T10">STATUS</text:span><text:span text:style-name="T11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9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12">Package type?</text:span><text:span text:style-name="T13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12">Design justification</text:span><text:span text:style-name="T13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14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10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9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2" table:number-columns-repeated="63"/>
        </table:table-row>
        <table:table-row table:style-name="ro1">
          <table:table-cell table:style-name="ce12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12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BoardChecks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BOARD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w many lay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hickness copp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type of process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layers are needed in the Gerber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at sort of drill sizing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ing Hole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material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thicknes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 siz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ntity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es need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C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al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rc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mbly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ing issues considere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that PCB fits in enclosure ok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 points &amp; typ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nd clip location?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artTemplate.A21:PartTemplate.A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5:37:19.179541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2T15:37:28.684747782</dc:date>
    <meta:editing-duration>PT19M29S</meta:editing-duration>
    <meta:editing-cycles>9</meta:editing-cycles>
    <meta:document-statistic meta:table-count="2" meta:cell-count="74" meta:object-count="0"/>
  </office:meta>
</office:document-meta>
</file>